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2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25" calcext:value-type="currency" table:number-columns-spanned="2" table:number-rows-spanned="2">
            <text:p>$1,3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1-01" calcext:value-type="date">
            <text:p>01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1/30-12/06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2/07-12/13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2/14-12/20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2/21-12/27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2/28-01/03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25" calcext:value-type="currency">
            <text:p>$1,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25" calcext:value-type="currency">
            <text:p>$1,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2-14T16:08:52.228115460</dc:date>
    <meta:editing-duration>PT3H27M29S</meta:editing-duration>
    <meta:editing-cycles>61</meta:editing-cycles>
    <meta:generator>LibreOffice/7.4.7.2$Linux_AARCH64 LibreOffice_project/40$Build-2</meta:generator>
    <meta:document-statistic meta:table-count="1" meta:cell-count="70" meta:object-count="1"/>
  </office:meta>
</office:document-meta>
</file>